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ospace"/>
    <style:font-face style:name="OpenSymbol" svg:font-family="OpenSymbol"/>
    <style:font-face style:name="Roboto" svg:font-family="Roboto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fo:line-height="158%" fo:text-align="start" style:justify-single-word="false" fo:orphans="2" fo:widows="2" fo:text-indent="0cm" style:auto-text-indent="false" fo:background-color="#e0e0e0" fo:padding="0cm" fo:border="none">
        <style:background-image/>
      </style:paragraph-properties>
      <style:text-properties fo:font-variant="normal" fo:text-transform="none" fo:color="#111111" style:font-name="Times new roman" fo:font-size="13pt" fo:letter-spacing="normal" fo:font-style="normal" fo:font-weight="normal" style:font-size-asian="13pt" style:font-size-complex="13pt"/>
    </style:style>
    <style:style style:name="P2" style:family="paragraph" style:parent-style-name="Preformatted_20_Text">
      <style:paragraph-properties fo:margin-top="0cm" fo:margin-bottom="0.265cm" fo:line-height="158%" fo:text-align="start" style:justify-single-word="false" fo:orphans="2" fo:widows="2" fo:background-color="#e0e0e0" fo:padding="0cm" fo:border="none">
        <style:background-image/>
      </style:paragraph-properties>
      <style:text-properties fo:font-variant="normal" fo:text-transform="none" fo:color="#111111" style:font-name="Times new roman" fo:font-size="13pt" fo:letter-spacing="normal" fo:font-style="normal" fo:font-weight="normal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11111" style:font-name="Times new roman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color="#111111"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Roboto" fo:font-size="12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ext_20_body" style:list-style-name="L3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fo:color="#111111" style:font-name="Times new roman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Roboto" fo:font-size="12pt" fo:letter-spacing="normal"/>
    </style:style>
    <style:style style:name="T3" style:family="text">
      <style:text-properties fo:font-variant="normal" fo:text-transform="none" style:font-name="Roboto" fo:font-size="12pt" fo:letter-spacing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weight="normal"/>
    </style:style>
    <style:style style:name="T6" style:family="text">
      <style:text-properties fo:font-variant="normal" fo:text-transform="none" fo:color="#ec4e20" style:text-line-through-style="none" style:font-name="Roboto" fo:font-size="12pt" fo:letter-spacing="normal" fo:font-weight="normal" style:text-blinking="false"/>
    </style:style>
    <style:style style:name="T7" style:family="text">
      <style:text-properties fo:font-variant="normal" fo:text-transform="none" fo:color="#ec4e20" style:text-line-through-style="none" fo:font-size="12pt" fo:letter-spacing="normal" fo:font-weight="normal" style:text-blinking="false"/>
    </style:style>
    <style:style style:name="T8" style:family="text">
      <style:text-properties fo:font-variant="normal" fo:text-transform="none" fo:color="#ec4e20" style:text-line-through-style="none" style:font-name="Times new roman" fo:font-size="12pt" fo:letter-spacing="normal" fo:font-weight="normal" style:text-blinking="false"/>
    </style:style>
    <style:style style:name="T9" style:family="text">
      <style:text-properties fo:font-variant="normal" fo:text-transform="none" fo:color="#ec4e20" style:text-line-through-style="none" style:font-name="Times new roman" fo:letter-spacing="normal" fo:font-weight="normal" style:text-blinking="false"/>
    </style:style>
    <style:style style:name="T10" style:family="text">
      <style:text-properties fo:font-variant="normal" fo:text-transform="none" fo:color="#ec4e20" style:text-line-through-style="none" style:font-name="Times new roman" fo:font-size="13pt" fo:letter-spacing="normal" fo:font-weight="normal" style:text-blinking="false" style:font-size-asian="13pt" style:font-size-complex="13pt"/>
    </style:style>
    <style:style style:name="T11" style:family="text">
      <style:text-properties fo:font-variant="normal" fo:text-transform="none" fo:font-size="12pt" fo:letter-spacing="normal"/>
    </style:style>
    <style:style style:name="T12" style:family="text">
      <style:text-properties fo:font-variant="normal" fo:text-transform="none" fo:font-size="12pt" fo:letter-spacing="normal" fo:font-weight="normal"/>
    </style:style>
    <style:style style:name="T13" style:family="text">
      <style:text-properties fo:font-variant="normal" fo:text-transform="none" style:font-name="Times new roman" fo:font-size="12pt" fo:letter-spacing="normal" fo:font-weight="normal"/>
    </style:style>
    <style:style style:name="T14" style:family="text">
      <style:text-properties fo:font-variant="normal" fo:text-transform="none" style:font-name="Times new roman" fo:letter-spacing="normal" fo:font-weight="normal"/>
    </style:style>
    <style:style style:name="T15" style:family="text">
      <style:text-properties fo:font-variant="normal" fo:text-transform="none" style:font-name="Times new roman" fo:font-size="13pt" fo:letter-spacing="normal" fo:font-weight="normal" style:font-size-asian="13pt" style:font-size-complex="13pt"/>
    </style:style>
    <style:style style:name="T16" style:family="text">
      <style:text-properties fo:font-variant="normal" fo:text-transform="none" style:text-line-through-style="none" style:font-name="Times new roman" fo:font-size="13pt" fo:letter-spacing="normal" fo:font-weight="normal" style:text-blinking="false" style:font-size-asian="13pt" style:font-size-complex="13pt"/>
    </style:style>
    <style:style style:name="T17" style:family="text">
      <style:text-properties fo:font-variant="normal" fo:text-transform="none" fo:color="#111111" style:font-name="Times new roman" fo:font-size="13pt" fo:letter-spacing="normal" fo:font-weight="normal" style:font-size-asian="13pt" style:font-size-complex="13pt"/>
    </style:style>
    <style:style style:name="T18" style:family="text">
      <style:text-properties fo:font-variant="normal" fo:text-transform="none" fo:color="#111111" style:text-line-through-style="none" style:font-name="Times new roman" fo:font-size="13pt" fo:letter-spacing="normal" fo:font-weight="normal" style:text-blinking="false" style:font-size-asian="13pt" style:font-size-complex="13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3pt" style:font-size-asian="13pt" style:font-size-complex="13pt"/>
    </style:style>
    <style:style style:name="T21" style:family="text">
      <style:text-properties fo:color="#111111" style:font-name="Times new roman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L Concepts</text:p>
      <text:p text:style-name="P5"/>
      <text:p text:style-name="P5"><text:span text:style-name="T1">map and unordered_map:</text:span> <text:s/></text:p>
      <text:list xml:id="list2791992692110826071" text:style-name="L2">
        <text:list-item>
          <text:p text:style-name="P6">Both key value pair.</text:p>
        </text:list-item>
        <text:list-item>
          <text:p text:style-name="P6">Map is implemented by RBT, <text:s/>un. Is Implemented by Hash Table.</text:p>
        </text:list-item>
        <text:list-item>
          <text:p text:style-name="P6">Map ordered but uno._map is not <text:s text:c="2"/></text:p>
        </text:list-item>
        <text:list-item>
          <text:p text:style-name="P6">un_map is fast, avg time comlexity for insertion, del, tra- O(1).</text:p>
        </text:list-item>
        <text:list-item>
          <text:p text:style-name="P6">Map ”---” nlogn</text:p>
        </text:list-item>
      </text:list>
      <text:p text:style-name="P5"/>
      <text:p text:style-name="P7">set and unordered_set:</text:p>
      <text:p text:style-name="P7"/>
      <text:h text:style-name="P12" text:outline-level="1">Pair in C++:</text:h>
      <text:list xml:id="list9112984736256652453" text:style-name="L3">
        <text:list-item>
          <text:p text:style-name="P10">Pair is used to combine together two values which may be different in type. Pair provides a way to store two heterogeneous objects as a single unit.</text:p>
        </text:list-item>
        <text:list-item>
          <text:p text:style-name="P8"><text:span text:style-name="T21">defined in </text:span><text:span text:style-name="Strong_20_Emphasis"><text:span text:style-name="T21">&lt;utility&gt;</text:span></text:span><text:span text:style-name="T21"> header</text:span></text:p>
        </text:list-item>
        <text:list-item>
          <text:p text:style-name="P10">//CPP program to illustrate pair STL </text:p>
          <text:p text:style-name="P10"/>
        </text:list-item>
      </text:list>
      <text:p text:style-name="P9">#include &lt;iostream&gt; </text:p>
      <text:p text:style-name="P9">#include &lt;utility&gt; </text:p>
      <text:p text:style-name="P9">using namespace std; </text:p>
      <text:p text:style-name="P9"/>
      <text:p text:style-name="P9">int main() </text:p>
      <text:p text:style-name="P9">{ </text:p>
      <text:p text:style-name="P9"><text:tab/>pair &lt;int, char&gt; PAIR1 ; </text:p>
      <text:p text:style-name="P9"/>
      <text:p text:style-name="P9"><text:tab/>PAIR1.first = 100; </text:p>
      <text:p text:style-name="P9"><text:tab/>PAIR1.second = 'G' ; </text:p>
      <text:p text:style-name="P9"/>
      <text:p text:style-name="P9"><text:tab/>cout &lt;&lt; PAIR1.first &lt;&lt; " " ; </text:p>
      <text:p text:style-name="P9"><text:tab/>cout &lt;&lt; PAIR1.second &lt;&lt; endl ; </text:p>
      <text:p text:style-name="P9"/>
      <text:p text:style-name="P9"><text:tab/>return 0; </text:p>
      <text:p text:style-name="P9">} </text:p>
      <text:p text:style-name="P7"/>
      <text:p text:style-name="P7"/>
      <text:p text:style-name="P7"/>
      <text:p text:style-name="P7"/>
      <text:p text:style-name="P7"><text:span text:style-name="T4">make_pair() </text:span><text:span text:style-name="T5">: This template function allows to create a value pair without writing the types </text:span><text:soft-page-break/><text:span text:style-name="T5">explicitly.</text:span></text:p>
      <text:p text:style-name="P7"><text:span text:style-name="T5"/></text:p>
      <text:p text:style-name="P3"><text:span text:style-name="T17">A </text:span><text:a xlink:type="simple" xlink:href="http://quiz.geeksforgeeks.org/vector-sequence-containers-the-c-standard-template-library-stl-set-1/" office:target-frame-name="_blank" xlink:show="new" text:style-name="Internet_20_link" text:visited-style-name="Visited_20_Internet_20_Link">vector</text:a><text:span text:style-name="T18"> </text:span><text:span text:style-name="T17">containing multiple number of such pairs is called a vector of pairs.</text:span></text:p>
      <text:p text:style-name="P5"/>
      <text:p text:style-name="P5">// C++ program to demonstrate vector of pairs </text:p>
      <text:p text:style-name="P5">#include&lt;bits/stdc++.h&gt; </text:p>
      <text:p text:style-name="P5">using namespace std; </text:p>
      <text:p text:style-name="P5"/>
      <text:p text:style-name="P5">int main() </text:p>
      <text:p text:style-name="P5">{ </text:p>
      <text:p text:style-name="P5"><text:tab/>//declaring vector of pairs </text:p>
      <text:p text:style-name="P5"><text:tab/>vector&lt; pair &lt;int,int&gt; &gt; vect; </text:p>
      <text:p text:style-name="P5"/>
      <text:p text:style-name="P5"><text:tab/>// initialising 1st and 2nd element of </text:p>
      <text:p text:style-name="P5"><text:tab/>// pairs with array values </text:p>
      <text:p text:style-name="P5"><text:tab/>int arr[] = {10, 20, 5, 40 }; </text:p>
      <text:p text:style-name="P5"><text:tab/>int arr1[] = {30, 60, 20, 50}; </text:p>
      <text:p text:style-name="P5"><text:tab/>int n = sizeof(arr)/sizeof(arr[0]); </text:p>
      <text:p text:style-name="P5"/>
      <text:p text:style-name="P5"><text:tab/>// Entering values in vector of pairs </text:p>
      <text:p text:style-name="P5"><text:tab/>for (int i=0; i&lt;n; i++) </text:p>
      <text:p text:style-name="P5"><text:tab/><text:tab/>vect.push_back( make_pair(arr[i],arr1[i]) ); </text:p>
      <text:p text:style-name="P5"/>
      <text:p text:style-name="P5"><text:tab/>// Printing the vector </text:p>
      <text:p text:style-name="P5"><text:tab/>for (int i=0; i&lt;n; i++) </text:p>
      <text:p text:style-name="P5"><text:tab/>{ </text:p>
      <text:p text:style-name="P5"><text:tab/><text:tab/>// "first" and "second" are used to access </text:p>
      <text:p text:style-name="P5"><text:tab/><text:tab/>// 1st and 2nd element of pair respectively </text:p>
      <text:p text:style-name="P5"><text:tab/><text:tab/>cout &lt;&lt; vect[i].first &lt;&lt; " "</text:p>
      <text:p text:style-name="P5"><text:tab/><text:tab/><text:tab/>&lt;&lt; vect[i].second &lt;&lt; endl; </text:p>
      <text:p text:style-name="P5"><text:tab/>} </text:p>
      <text:p text:style-name="P5"/>
      <text:p text:style-name="P5"><text:tab/>return 0; </text:p>
      <text:p text:style-name="P5">} </text:p>
      <text:p text:style-name="P5"/>
      <text:p text:style-name="P11">Output:</text:p>
      <text:p text:style-name="P1">10 30</text:p>
      <text:p text:style-name="P2">20 60</text:p>
      <text:p text:style-name="P2">5 20</text:p>
      <text:p text:style-name="P2">40 50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ospace"/>
    <style:font-face style:name="OpenSymbol" svg:font-family="OpenSymbol"/>
    <style:font-face style:name="Roboto" svg:font-family="Roboto, 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kash Tiwari</meta:initial-creator>
    <meta:creation-date>2019-12-30T10:40:22</meta:creation-date>
    <dc:date>2019-12-30T11:16:46</dc:date>
    <dc:creator>Prakash Tiwari</dc:creator>
    <meta:editing-duration>PT36M25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2" meta:paragraph-count="56" meta:word-count="277" meta:character-count="1570"/>
  </office:meta>
</office:document-meta>
</file>